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4C0000004C7D1966C2FB24D11F.png" manifest:media-type="image/png"/>
  <manifest:file-entry manifest:full-path="Pictures/100002010000016F0000005EA82A6AEA1C2597E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P1" style:family="paragraph" style:parent-style-name="Text_20_body">
      <style:text-properties officeooo:paragraph-rsid="001ac0f3"/>
    </style:style>
    <style:style style:name="P2" style:family="paragraph" style:parent-style-name="Text_20_body">
      <style:text-properties officeooo:rsid="00264af6" officeooo:paragraph-rsid="00264af6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Imio_20_tableau_20_exp">
      <style:text-properties officeooo:rsid="00436e41"/>
    </style:style>
    <style:style style:name="P5" style:family="paragraph" style:parent-style-name="Imio_20_tableau_20_exp">
      <style:text-properties officeooo:rsid="0046133a" officeooo:paragraph-rsid="005ea514"/>
    </style:style>
    <style:style style:name="P6" style:family="paragraph" style:parent-style-name="Imio_20_tableau_20_dest">
      <style:text-properties officeooo:paragraph-rsid="0076d611"/>
    </style:style>
    <style:style style:name="P7" style:family="paragraph" style:parent-style-name="Imio_20_texte_20_date">
      <style:text-properties officeooo:paragraph-rsid="0061be84"/>
    </style:style>
    <style:style style:name="T1" style:family="text">
      <style:text-properties officeooo:rsid="0061be84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Expéditeur : Fred Agent</text:p>
            <text:p text:style-name="Imio_20_tableau_20_exp">Agent GRH</text:p>
            <text:p text:style-name="Imio_20_tableau_20_exp">fred.agent@macommune.be</text:p>
            <text:p text:style-name="P5">Tél: 012/34.56.70</text:p>
            <text:p text:style-name="Imio_20_tableau_20_exp">1, Rue de la commune</text:p>
            <text:p text:style-name="Imio_20_tableau_20_exp">0010, Ma ville</text:p>
          </table:table-cell>
          <table:table-cell table:style-name="Tableau1.A1" office:value-type="string">
            <text:p text:style-name="Imio_20_tableau_20_dest">Destinataire :</text:p>
            <text:p text:style-name="Imio_20_tableau_20_dest">Marc Leduc</text:p>
            <text:p text:style-name="Imio_20_tableau_20_dest">41</text:p>
            <text:p text:style-name="P6">Rue des Papillons, 25</text:p>
            <text:p text:style-name="Imio_20_tableau_20_dest">4020, Liège</text:p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Imio_20_tableau_20_ref">Notre référence : S0001</text:p>
          </table:table-cell>
          <table:table-cell table:style-name="Tableau1.A1" office:value-type="string">
            <text:p text:style-name="Standard"/>
          </table:table-cell>
        </table:table-row>
      </table:table>
      <text:p text:style-name="Text_20_body"/>
      <text:p text:style-name="P7">Le <text:span text:style-name="T1">30 avril 2021</text:span></text:p>
      <text:p text:style-name="Text_20_body"/>
      <text:p text:style-name="Text_20_body"/>
      <text:p text:style-name="Text_20_body">Monsieur,</text:p>
      <text:p text:style-name="Text_20_body"/>
      <text:p text:style-name="P2">Texte</text:p>
      <text:p text:style-name="P1"/>
      <text:p text:style-name="Text_20_body">Veuillez agréer, Monsieur, l’expression de nos sentiments les meilleurs.</text:p>
      <text:p text:style-name="Text_20_body"/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Imio_20_tableau_20_signataire">Le Directeur Général</text:p>
            <text:p text:style-name="Imio_20_tableau_20_signataire">Maxime DG</text:p>
            <text:p text:style-name="Imio_20_tableau_20_signataire"/>
            <text:p text:style-name="Imio_20_tableau_20_signataire"/>
            <text:p text:style-name="Imio_20_tableau_20_signataire"/>
            <text:p text:style-name="Imio_20_tableau_20_signataire"/>
          </table:table-cell>
          <table:table-cell office:value-type="string">
            <text:p text:style-name="Imio_20_tableau_20_signataire">Le Bourgmestre</text:p>
            <text:p text:style-name="Imio_20_tableau_20_signataire">Paul Maire</text:p>
            <text:p text:style-name="Imio_20_tableau_20_signataire"/>
            <text:p text:style-name="Imio_20_tableau_20_signataire"/>
            <text:p text:style-name="Imio_20_tableau_20_signataire"/>
            <text:p text:style-name="Imio_20_tableau_20_signataire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araKWN" style:family="paragraph" style:parent-style-name="Standard" style:class="text" style:master-page-name="">
      <style:paragraph-properties style:page-number="auto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margin-left="0cm" fo:margin-right="0cm" fo:margin-top="0cm" fo:margin-bottom="0cm" loext:contextual-spacing="false" fo:text-indent="0cm" style:auto-text-indent="false" fo:break-before="page"/>
      <style:text-properties fo:font-size="2pt"/>
    </style:style>
    <style:style style:name="podPageBreakBeforeDuplex" style:family="paragraph" style:parent-style-name="podPageBreakBefore" style:master-page-name="Standard">
      <style:paragraph-properties style:page-number="auto"/>
    </style:style>
    <style:style style:name="podPageBreakAfter" style:family="paragraph">
      <style:paragraph-properties fo:margin-left="0cm" fo:margin-right="0cm" fo:margin-top="0cm" fo:margin-bottom="0cm" loext:contextual-spacing="false" fo:text-indent="0cm" style:auto-text-indent="false" fo:break-after="page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Table_20_cell" style:display-name="Table cell" style:family="paragraph" style:parent-style-name="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POD_20_Numbering_20_Symbols" style:display-name="POD Numbering Symbols" style:family="text"/>
    <style:style style:name="POD_20_Bullet_20_Symbols" style:display-name="POD Bullet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podNumberedList">
      <text:list-level-style-number text:level="1" text:style-name="POD_20_Numbering_20_Symbols" style:num-suffix="." style:num-format="1">
        <style:list-level-properties text:space-before="0.813cm" text:min-label-width="0.813cm"/>
      </text:list-level-style-number>
      <text:list-level-style-number text:level="2" text:style-name="POD_20_Numbering_20_Symbols" style:num-suffix="." style:num-format="1">
        <style:list-level-properties text:space-before="1.626cm" text:min-label-width="0.813cm"/>
      </text:list-level-style-number>
      <text:list-level-style-number text:level="3" text:style-name="POD_20_Numbering_20_Symbols" style:num-suffix="." style:num-format="1">
        <style:list-level-properties text:space-before="2.438cm" text:min-label-width="0.813cm"/>
      </text:list-level-style-number>
      <text:list-level-style-number text:level="4" text:style-name="POD_20_Numbering_20_Symbols" style:num-suffix="." style:num-format="1">
        <style:list-level-properties text:space-before="3.251cm" text:min-label-width="0.813cm"/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dBulletedList">
      <text:list-level-style-bullet text:level="1" text:style-name="POD_20_Bullet_20_Symbols" text:bullet-char="•">
        <style:list-level-properties text:space-before="0.813cm" text:min-label-width="0.813cm"/>
      </text:list-level-style-bullet>
      <text:list-level-style-bullet text:level="2" text:style-name="POD_20_Bullet_20_Symbols" text:bullet-char="◦">
        <style:list-level-properties text:space-before="1.626cm" text:min-label-width="0.813cm"/>
      </text:list-level-style-bullet>
      <text:list-level-style-bullet text:level="3" text:style-name="POD_20_Bullet_20_Symbols" text:bullet-char="▪">
        <style:list-level-properties text:space-before="2.438cm" text:min-label-width="0.813cm"/>
      </text:list-level-style-bullet>
      <text:list-level-style-bullet text:level="4" text:style-name="POD_20_Bullet_20_Symbols" text:bullet-char="•">
        <style:list-level-properties text:space-before="3.251cm" text:min-label-width="0.813cm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er" style:family="table">
      <style:table-properties style:width="17cm" table:align="margins" style:may-break-between-rows="false"/>
    </style:style>
    <style:style style:name="Footer.A" style:family="table-column">
      <style:table-column-properties style:column-width="6.593cm" style:rel-column-width="25417*"/>
    </style:style>
    <style:style style:name="Footer.B" style:family="table-column">
      <style:table-column-properties style:column-width="3.902cm" style:rel-column-width="15040*"/>
    </style:style>
    <style:style style:name="Footer.C" style:family="table-column">
      <style:table-column-properties style:column-width="6.505cm" style:rel-column-width="25078*"/>
    </style:style>
    <style:style style:name="Footer.1" style:family="table-row">
      <style:table-row-properties style:min-row-height="1.191cm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Imio_20_entête"><draw:frame draw:style-name="Mfr1" draw:name="Image1" text:anchor-type="paragraph" svg:width="5.844cm" svg:height="1.498cm" draw:z-index="0"><draw:image xlink:href="Pictures/100002010000016F0000005EA82A6AEA1C2597E7.png" xlink:type="simple" xlink:show="embed" xlink:actuate="onLoad"/></draw:frame></text:p>
        <text:p text:style-name="Imio_20_entête"/>
        <text:p text:style-name="Imio_20_entête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row table:style-name="Footer.1">
            <table:table-cell office:value-type="string">
              <text:p text:style-name="Imio_20_tableau_20_normal">Direction générale - GRH</text:p>
              <text:p text:style-name="Imio_20_tableau_20_petit">Lundi, Mardi et Jeudi de 8h–12h <text:s/>13h-16h30</text:p>
              <text:p text:style-name="Imio_20_tableau_20_petit">Vendredi 8h-12h <text:s/>13h-14h30</text:p>
            </table:table-cell>
            <table:table-cell office:value-type="string">
              <text:p text:style-name="Standard"><draw:frame draw:style-name="Mfr2" draw:name="d1793fc3d0834174862b644731263dd8" text:anchor-type="char" svg:width="1.72cm" svg:height="1.72cm" draw:z-index="1"><draw:image xlink:href="Pictures/100000000000004C0000004C7D1966C2FB24D11F.png" xlink:type="simple" xlink:show="embed" xlink:actuate="onLoad"/></draw:frame></text:p>
              <text:p text:style-name="Imio_20_tableau_20_scan_5f_id"/>
              <text:p text:style-name="Imio_20_tableau_20_scan_5f_id"/>
              <text:p text:style-name="Imio_20_tableau_20_scan_5f_id"/>
              <text:p text:style-name="Imio_20_tableau_20_scan_5f_id">IMIO012999900000001</text:p>
            </table:table-cell>
            <table:table-cell office:value-type="string">
              <text:p text:style-name="Imio_20_tableau_20_normal"/>
            </table:table-cell>
          </table:table-row>
        </table:table>
        <text:p text:style-name="Imio_20_pied_20_de_20_page">http://www.macommune.b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21-04-30T12:02:50.296488053</dc:date>
    <dc:creator>sge</dc:creator>
    <meta:editing-duration>PT24M43S</meta:editing-duration>
    <meta:editing-cycles>32</meta:editing-cycles>
    <dc:title>tmpl1mqzQ</dc:title>
    <meta:document-statistic meta:table-count="3" meta:image-count="2" meta:object-count="0" meta:page-count="1" meta:paragraph-count="25" meta:word-count="73" meta:character-count="476" meta:non-whitespace-character-count="427"/>
  </office:meta>
</office:document-meta>
</file>